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022c02" officeooo:paragraph-rsid="00022c02"/>
    </style:style>
    <style:style style:name="P2" style:family="paragraph" style:parent-style-name="Text_20_body">
      <style:paragraph-properties fo:margin-left="0cm" fo:margin-right="0cm" fo:text-indent="0cm" style:auto-text-indent="false" fo:padding="0.049cm" fo:border="0.06pt solid #d9d9e3"/>
    </style:style>
    <style:style style:name="P3" style:family="paragraph" style:parent-style-name="Text_20_body" style:list-style-name="L1">
      <style:paragraph-properties fo:margin-left="0cm" fo:margin-right="0cm" fo:margin-top="0cm" fo:margin-bottom="0cm" style:contextual-spacing="false" fo:text-indent="0cm" style:auto-text-indent="false" fo:padding="0.049cm" fo:border="0.06pt solid #d9d9e3"/>
    </style:style>
    <style:style style:name="P4" style:family="paragraph" style:parent-style-name="Text_20_body" style:list-style-name="L1">
      <style:paragraph-properties fo:margin-left="0cm" fo:margin-right="0cm" fo:text-indent="0cm" style:auto-text-indent="false" fo:padding="0.049cm" fo:border="0.06pt solid #d9d9e3"/>
    </style:style>
    <style:style style:name="P5" style:family="paragraph" style:parent-style-name="Text_20_body" style:list-style-name="L2">
      <style:paragraph-properties fo:margin-left="0cm" fo:margin-right="0cm" fo:margin-top="0cm" fo:margin-bottom="0cm" style:contextual-spacing="false" fo:text-indent="0cm" style:auto-text-indent="false" fo:padding="0.049cm" fo:border="0.06pt solid #d9d9e3"/>
    </style:style>
    <style:style style:name="P6" style:family="paragraph" style:parent-style-name="Text_20_body" style:list-style-name="L2">
      <style:paragraph-properties fo:margin-left="0cm" fo:margin-right="0cm" fo:text-indent="0cm" style:auto-text-indent="false" fo:padding="0.049cm" fo:border="0.06pt solid #d9d9e3"/>
    </style:style>
    <style:style style:name="P7" style:family="paragraph" style:parent-style-name="Text_20_body">
      <style:text-properties officeooo:rsid="00022c02" officeooo:paragraph-rsid="00022c02"/>
    </style:style>
    <style:style style:name="T1" style:family="text">
      <style:text-properties loext:padding="0.049cm" loext:border="0.06pt solid #d9d9e3"/>
    </style:style>
    <text:list-style style:name="L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
      <text:list text:style-name="L1">
        <text:list-item>
          <text:p text:style-name="P4"><text:span text:style-name="Strong_20_Emphasis"><text:span text:style-name="T1">Complexidade da Senha:</text:span></text:span></text:p>
          <text:list>
            <text:list-item>
              <text:p text:style-name="P3">Inclua uma combinação de letras maiúsculas e minúsculas.</text:p>
            </text:list-item>
            <text:list-item>
              <text:p text:style-name="P3">Adicione números e caracteres especiais, como !, @, #, $, etc.</text:p>
            </text:list-item>
            <text:list-item>
              <text:p text:style-name="P3">Evite sequências óbvias, como "123456" ou "senha".</text:p>
            </text:list-item>
          </text:list>
        </text:list-item>
        <text:list-item>
          <text:p text:style-name="P4"><text:span text:style-name="Strong_20_Emphasis"><text:span text:style-name="T1">Comprimento da Senha:</text:span></text:span></text:p>
          <text:list>
            <text:list-item>
              <text:p text:style-name="P3">Quanto mais longa a senha, mais difícil será para um atacante quebrá-la.</text:p>
            </text:list-item>
            <text:list-item>
              <text:p text:style-name="P3">Recomenda-se uma senha com pelo menos 12 caracteres, mas senhas mais longas são ainda mais seguras.</text:p>
            </text:list-item>
          </text:list>
        </text:list-item>
        <text:list-item>
          <text:p text:style-name="P4"><text:span text:style-name="Strong_20_Emphasis"><text:span text:style-name="T1">Evite Informações Pessoais:</text:span></text:span></text:p>
          <text:list>
            <text:list-item>
              <text:p text:style-name="P3">Evite usar informações pessoais óbvias, como nome, data de nascimento, nome de familiares ou informações facilmente obtidas nas redes sociais.</text:p>
            </text:list-item>
            <text:list-item>
              <text:p text:style-name="P4">Não use palavras do dicionário, pois elas são mais suscetíveis a ataques de força bruta.</text:p>
            </text:list-item>
          </text:list>
        </text:list-item>
      </text:list>
      <text:p text:style-name="P2">Além dessas dicas, é importante incentivar práticas de segurança adicionais, como:</text:p>
      <text:list text:style-name="L2">
        <text:list-item>
          <text:p text:style-name="P6"><text:span text:style-name="Strong_20_Emphasis"><text:span text:style-name="T1">Autenticação de Dois Fatores (2FA):</text:span></text:span></text:p>
          <text:list>
            <text:list-item>
              <text:p text:style-name="P5">Adicione uma camada extra de segurança exigindo uma segunda forma de autenticação além da senha, como um código enviado por SMS, um aplicativo de autenticação ou uma chave de segurança física.</text:p>
            </text:list-item>
          </text:list>
        </text:list-item>
        <text:list-item>
          <text:p text:style-name="P6"><text:span text:style-name="Strong_20_Emphasis"><text:span text:style-name="T1">Gerenciador de Senhas:</text:span></text:span></text:p>
          <text:list>
            <text:list-item>
              <text:p text:style-name="P5">Utilize um gerenciador de senhas confiável para criar senhas complexas e exclusivas para cada conta. Isso elimina a necessidade de memorizar várias senhas complexas e reduz o risco de reutilização de senhas.</text:p>
            </text:list-item>
          </text:list>
        </text:list-item>
        <text:list-item>
          <text:p text:style-name="P6"><text:span text:style-name="Strong_20_Emphasis"><text:span text:style-name="T1">Monitoramento de Conta:</text:span></text:span></text:p>
          <text:list>
            <text:list-item>
              <text:p text:style-name="P6">Regularmente, monitore as atividades em suas contas e esteja atento a qualquer atividade suspeita. Isso pode ajudar a detectar invasões precocemente.</text:p>
            </text:list-item>
          </text:list>
        </text:list-item>
      </text:list>
      <text:p text:style-name="P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pt" fo:country="B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2-11T14:02:07.087000000</meta:creation-date>
    <dc:date>2023-12-11T14:02:37.153000000</dc:date>
    <meta:editing-duration>PT30S</meta:editing-duration>
    <meta:editing-cycles>1</meta:editing-cycles>
    <meta:document-statistic meta:table-count="0" meta:image-count="0" meta:object-count="0" meta:page-count="1" meta:paragraph-count="17" meta:word-count="220" meta:character-count="1368" meta:non-whitespace-character-count="1181"/>
    <meta:generator>LibreOffice/7.6.2.1$Windows_X86_64 LibreOffice_project/56f7684011345957bbf33a7ee678afaf4d2ba333</meta:generator>
  </office:meta>
</office:document-meta>
</file>